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888" officeooo:paragraph-rsid="00164888"/>
    </style:style>
    <style:style style:name="P2" style:family="paragraph" style:parent-style-name="Standard">
      <style:text-properties officeooo:rsid="0017e2d9" officeooo:paragraph-rsid="0017e2d9"/>
    </style:style>
    <style:style style:name="P3" style:family="paragraph" style:parent-style-name="Standard">
      <style:text-properties officeooo:rsid="0018b171" officeooo:paragraph-rsid="0018b171"/>
    </style:style>
    <style:style style:name="P4" style:family="paragraph" style:parent-style-name="Standard">
      <style:text-properties officeooo:rsid="001a4b27" officeooo:paragraph-rsid="001a4b27"/>
    </style:style>
    <style:style style:name="P5" style:family="paragraph" style:parent-style-name="Standard">
      <style:text-properties officeooo:rsid="001a4b27" officeooo:paragraph-rsid="001a4b27"/>
    </style:style>
    <style:style style:name="P6" style:family="paragraph" style:parent-style-name="Standard">
      <style:text-properties officeooo:rsid="001b28a8" officeooo:paragraph-rsid="001b28a8"/>
    </style:style>
    <style:style style:name="P7" style:family="paragraph" style:parent-style-name="Standard">
      <style:text-properties officeooo:rsid="001d20c6" officeooo:paragraph-rsid="001d20c6"/>
    </style:style>
    <style:style style:name="P8" style:family="paragraph" style:parent-style-name="Standard">
      <style:text-properties officeooo:rsid="001de646" officeooo:paragraph-rsid="001de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 – Juno</text:p>
      <text:p text:style-name="P1"/>
      <text:p text:style-name="P1">Por las dudas, usar la versión 1.38.2 del Atom.</text:p>
      <text:p text:style-name="P1">Si algo anda mal, borrar la carpeta ~/.atom</text:p>
      <text:p text:style-name="P1"/>
      <text:p text:style-name="P1">Instalar el Julia, descomprimiendo el paquete.</text:p>
      <text:p text:style-name="P1">Agregar al path el directorio bin del paquete en el .bashrc.</text:p>
      <text:p text:style-name="P1">Algo del estilo</text:p>
      <text:p text:style-name="P1"/>
      <text:p text:style-name="P1">export PATH="/home/lbali/Software/Julia/julia/bin:$PATH"</text:p>
      <text:p text:style-name="P1"/>
      <text:p text:style-name="P1">Al instalar el uber-juno, tirará el Atom error de julia-client package.</text:p>
      <text:p text:style-name="P1">Cerrar el Atom.</text:p>
      <text:p text:style-name="P1">Desde una terminal, ejecutar:</text:p>
      <text:p text:style-name="P1"/>
      <text:p text:style-name="P1">apm install julia-client</text:p>
      <text:p text:style-name="P1"/>
      <text:p text:style-name="P1">Volver a correr el Atom y darle “Yes” a lo que pregunta respecto al Julia. Bajará cosas del Julia.</text:p>
      <text:p text:style-name="P1"/>
      <text:p text:style-name="P2">Desde Atom, “Package → Julia → Start Julia” para correr el REPL de Julia.</text:p>
      <text:p text:style-name="P2"/>
      <text:p text:style-name="P3">Desde el REPL de Julia, usar “]” para abrir el Package Manager.</text:p>
      <text:p text:style-name="P3"/>
      <text:p text:style-name="P3"/>
      <text:p text:style-name="P4">p. 24 de Data Science with Julia.</text:p>
      <text:p text:style-name="P4"/>
      <text:p text:style-name="P4"/>
      <text:p text:style-name="P4">---- </text:p>
      <text:p text:style-name="P6">Visual Studio Code</text:p>
      <text:p text:style-name="P6"/>
      <text:p text:style-name="P6">Agregar la extensión.</text:p>
      <text:p text:style-name="P6">F5 para ejecutar.</text:p>
      <text:p text:style-name="P7">En la terminal, “]” para correr el Pkg.</text:p>
      <text:p text:style-name="P7">“add &lt;package_name&gt;”</text:p>
      <text:p text:style-name="P7">La primera vez que se corre el “using” del package se queda con mensaje de recompilando, apretar Enter para que vuelva al julia y correrlo otra vez.</text:p>
      <text:p text:style-name="P7"/>
      <text:p text:style-name="P8">Todavía queda pendiente cómo hacer que el Visual Studio Code levante los paquetes en su IDE.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24T19:38:14.842065226</meta:creation-date>
    <dc:date>2019-09-08T21:59:03.527959827</dc:date>
    <dc:creator>lbali </dc:creator>
    <meta:editing-duration>PT43M1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77" meta:character-count="1044" meta:non-whitespace-character-count="888"/>
  </office:meta>
</office:document-meta>
</file>